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Use ++iterator<text:s/>– it’s faster.<text:s/></text:p>
      <text:p text:style-name="Standard">-Put “const &amp;” everywhere.</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Test ‘delete’ instruction.</text:p>
      <text:p text:style-name="Standard">-Bind “control” functions (ex.: EveModule::controlText) from entities to “function” instruction.</text:p>
      <text:p text:style-name="Standard">-Restrict access to all entities with delete = true<text:s/>in the<text:s/>newly<text:s/>bind functions.</text:p>
      <text:p text:style-name="Standard">-Add “print” instruction.</text:p>
      <text:p text:style-name="Standard">-Implement while loops and/or directives – add repetition and group flow management to if statements.</text:p>
      <text:p text:style-name="Standard">-Implement interrupts.</text:p>
      <text:p text:style-name="Standard">-Add instruction: “execute(string code)” – translate “code” into dynamic events, put them after current event, make an interrupt and execute all new dynamic event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Create new event system.</text:p>
      <text:p text:style-name="Standard">-Create logging system with filter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soft-page-break/>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soft-page-break/>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soft-page-break/>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9-18T10:51:00Z</dc:date>
    <meta:template xlink:href="Normal.dotm" xlink:type="simple"/>
    <meta:editing-cycles>573</meta:editing-cycles>
    <meta:editing-duration>PT889560S</meta:editing-duration>
    <meta:document-statistic meta:page-count="5" meta:paragraph-count="22" meta:word-count="1707" meta:character-count="11419" meta:row-count="81" meta:non-whitespace-character-count="9734"/>
  </office:meta>
</office:document-meta>
</file>